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" svg:font-family="Times, serif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 style:list-style-name="WWNum2">
      <style:paragraph-properties fo:margin-top="0.423cm" fo:margin-bottom="0.212cm" style:contextual-spacing="false" fo:text-align="center" style:justify-single-word="false" style:writing-mode="lr-tb"/>
    </style:style>
    <style:style style:name="P2" style:family="paragraph" style:parent-style-name="Heading_20_4" style:list-style-name="WWNum2">
      <style:paragraph-properties fo:text-align="start" style:justify-single-word="false" style:writing-mode="lr-tb"/>
    </style:style>
    <style:style style:name="P3" style:family="paragraph" style:parent-style-name="Heading_20_4" style:list-style-name="WWNum2">
      <style:paragraph-properties fo:margin-top="0.212cm" fo:margin-bottom="0.212cm" style:contextual-spacing="false" fo:text-align="start" style:justify-single-word="false" style:writing-mode="lr-tb"/>
    </style:style>
    <style:style style:name="P4" style:family="paragraph" style:parent-style-name="Heading_20_4" style:list-style-name="WWNum2">
      <style:paragraph-properties fo:text-align="start" style:justify-single-word="false" style:writing-mode="lr-tb"/>
      <style:text-properties officeooo:paragraph-rsid="00158111"/>
    </style:style>
    <style:style style:name="P5" style:family="paragraph" style:parent-style-name="Preformatted_20_Text" style:list-style-name="WWNum3"/>
    <style:style style:name="P6" style:family="paragraph" style:parent-style-name="Preformatted_20_Text">
      <style:paragraph-properties fo:margin-left="1.251cm" fo:margin-right="0cm" fo:text-indent="0cm" style:auto-text-indent="false"/>
    </style:style>
    <style:style style:name="P7" style:family="paragraph" style:parent-style-name="Preformatted_20_Text" style:list-style-name="WWNum5"/>
    <style:style style:name="P8" style:family="paragraph" style:parent-style-name="Preformatted_20_Text" style:list-style-name="WWNum6"/>
    <style:style style:name="P9" style:family="paragraph" style:parent-style-name="Preformatted_20_Text" style:list-style-name="WWNum7"/>
    <style:style style:name="P10" style:family="paragraph" style:parent-style-name="Preformatted_20_Text" style:list-style-name="WWNum9"/>
    <style:style style:name="P11" style:family="paragraph" style:parent-style-name="Preformatted_20_Text" style:list-style-name="WWNum10"/>
    <style:style style:name="P12" style:family="paragraph" style:parent-style-name="Preformatted_20_Text" style:list-style-name="WWNum11"/>
    <style:style style:name="P13" style:family="paragraph" style:parent-style-name="Preformatted_20_Text" style:list-style-name="WWNum12"/>
    <style:style style:name="P14" style:family="paragraph" style:parent-style-name="Preformatted_20_Text" style:list-style-name="WWNum13"/>
    <style:style style:name="P15" style:family="paragraph" style:parent-style-name="Preformatted_20_Text" style:list-style-name="WWNum14"/>
    <style:style style:name="P16" style:family="paragraph" style:parent-style-name="Preformatted_20_Text" style:list-style-name="WWNum15"/>
    <style:style style:name="P17" style:family="paragraph" style:parent-style-name="Preformatted_20_Text" style:list-style-name="WWNum16"/>
    <style:style style:name="P18" style:family="paragraph" style:parent-style-name="Preformatted_20_Text" style:list-style-name="WWNum17"/>
    <style:style style:name="P19" style:family="paragraph" style:parent-style-name="Preformatted_20_Text" style:list-style-name="WWNum18"/>
    <style:style style:name="P20" style:family="paragraph" style:parent-style-name="Preformatted_20_Text" style:list-style-name="WWNum19"/>
    <style:style style:name="P21" style:family="paragraph" style:parent-style-name="Preformatted_20_Text" style:list-style-name="WWNum20"/>
    <style:style style:name="P22" style:family="paragraph" style:parent-style-name="Preformatted_20_Text" style:list-style-name="WWNum21"/>
    <style:style style:name="P23" style:family="paragraph" style:parent-style-name="Preformatted_20_Text" style:list-style-name="WWNum22"/>
    <style:style style:name="P24" style:family="paragraph" style:parent-style-name="Preformatted_20_Text" style:list-style-name="WWNum23"/>
    <style:style style:name="P25" style:family="paragraph" style:parent-style-name="Preformatted_20_Text" style:list-style-name="WWNum29"/>
    <style:style style:name="P26" style:family="paragraph" style:parent-style-name="Preformatted_20_Text" style:list-style-name="WWNum24"/>
    <style:style style:name="P27" style:family="paragraph" style:parent-style-name="Preformatted_20_Text" style:list-style-name="WWNum25"/>
    <style:style style:name="P28" style:family="paragraph" style:parent-style-name="Preformatted_20_Text" style:list-style-name="WWNum26"/>
    <style:style style:name="P29" style:family="paragraph" style:parent-style-name="Preformatted_20_Text" style:list-style-name="WWNum27"/>
    <style:style style:name="P30" style:family="paragraph" style:parent-style-name="Preformatted_20_Text" style:list-style-name="WWNum28"/>
    <style:style style:name="P31" style:family="paragraph" style:parent-style-name="Preformatted_20_Text">
      <style:text-properties fo:font-size="10pt" style:font-size-asian="8.75pt" style:font-size-complex="10pt"/>
    </style:style>
    <style:style style:name="P32" style:family="paragraph" style:parent-style-name="Preformatted_20_Text" style:list-style-name="WWNum2"/>
    <style:style style:name="P33" style:family="paragraph" style:parent-style-name="Preformatted_20_Text">
      <style:paragraph-properties fo:margin-left="0cm" fo:margin-right="0cm" fo:text-indent="0cm" style:auto-text-indent="false"/>
    </style:style>
    <style:style style:name="P34" style:family="paragraph" style:parent-style-name="Preformatted_20_Text" style:list-style-name="L1">
      <style:text-properties officeooo:paragraph-rsid="00158111"/>
    </style:style>
    <style:style style:name="P35" style:family="paragraph" style:parent-style-name="Preformatted_20_Text" style:list-style-name="L1">
      <style:text-properties officeooo:rsid="00158111" officeooo:paragraph-rsid="00158111"/>
    </style:style>
    <style:style style:name="P36" style:family="paragraph" style:parent-style-name="Preformatted_20_Text">
      <style:paragraph-properties fo:margin-left="1.251cm" fo:margin-right="0cm" fo:text-indent="0cm" style:auto-text-indent="false"/>
      <style:text-properties officeooo:paragraph-rsid="00158111"/>
    </style:style>
    <style:style style:name="P37" style:family="paragraph" style:parent-style-name="Preformatted_20_Text" style:list-style-name="L2">
      <style:text-properties officeooo:paragraph-rsid="00158111"/>
    </style:style>
    <style:style style:name="P38" style:family="paragraph" style:parent-style-name="Preformatted_20_Text" style:list-style-name="L2">
      <style:paragraph-properties fo:margin-left="1.251cm" fo:margin-right="0cm" fo:text-indent="0cm" style:auto-text-indent="false"/>
      <style:text-properties officeooo:paragraph-rsid="00158111"/>
    </style:style>
    <style:style style:name="P39" style:family="paragraph" style:parent-style-name="Preformatted_20_Text" style:list-style-name="L3"/>
    <style:style style:name="P40" style:family="paragraph" style:parent-style-name="Preformatted_20_Text">
      <style:paragraph-properties fo:margin-left="2.501cm" fo:margin-right="0cm" fo:text-indent="0cm" style:auto-text-indent="false"/>
    </style:style>
    <style:style style:name="T1" style:family="text">
      <style:text-properties style:text-line-through-style="none" style:text-line-through-type="none" style:font-name="Noto Mono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" fo:font-size="11.5pt" fo:font-style="normal" style:text-underline-style="solid" style:text-underline-width="auto" style:text-underline-color="font-color" fo:font-weight="bold" style:text-blinking="false" fo:background-color="transparent" loext:char-shading-value="0" style:font-size-asian="11.5pt" style:font-style-asian="normal" style:font-weight-asian="bold"/>
    </style:style>
    <style:style style:name="T3" style:family="text">
      <style:text-properties officeooo:rsid="00158111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20775412" text:style-name="WWNum2">
        <text:list-item>
          <text:h text:style-name="P1" text:outline-level="1"><text:bookmark text:name="docs-internal-guid-393e44ae-7fff-e537-f1"/><text:span text:style-name="T1">MYSQL Assignment No:3</text:span></text:h>
        </text:list-item>
        <text:list-item>
          <text:p text:style-name="P32"/>
        </text:list-item>
      </text:list>
      <text:h text:style-name="Heading_20_4" text:outline-level="4" text:is-list-header="true"><text:bookmark text:name="docs-internal-guid-3ef33a21-7fff-3d9f-91"/>Consider the following table structure for this assignment:</text:h>
      <text:p text:style-name="P31"/>
      <text:list xml:id="list84703734" text:style-name="WWNum3">
        <text:list-item>
          <text:p text:style-name="P5">mysql&gt; CREATE DATABASE Adarsh;</text:p>
        </text:list-item>
      </text:list>
      <text:p text:style-name="P6">Query OK, 1 row affected (0.02 sec)</text:p>
      <text:p text:style-name="P6"/>
      <text:list xml:id="list1470191345" text:style-name="L2">
        <text:list-item>
          <text:p text:style-name="P37">mysql&gt; USE Adarsh;</text:p>
          <text:p text:style-name="P38">Database changed</text:p>
        </text:list-item>
      </text:list>
      <text:p text:style-name="P36"/>
      <text:list xml:id="list3571659055" text:style-name="L1">
        <text:list-item>
          <text:p text:style-name="P35">mysql&gt; CREATE TABLE CUSTOMER(Cust_id INT PRIMARY KEY,C_name VARCHAR(15),City VARCHAR(20));</text:p>
          <text:p text:style-name="P34"><text:span text:style-name="T3">Query OK, 0 rows affected (0.06 sec)</text:span></text:p>
        </text:list-item>
      </text:list>
      <text:p text:style-name="Preformatted_20_Text"/>
      <text:list xml:id="list3392685802" text:style-name="WWNum5">
        <text:list-item>
          <text:p text:style-name="P7">mysql&gt; INSERT INTO CUSTOMER(Cust_id, C_name, City) VALUES(1,"Adarsh","Kozhikode"),(2,"Abhishek","Truvandrum"),(3,"Akshay","Palakkad"),(4,"Sooraj","Truvandrum"),(5,"Sanjay","Malappuram"),(6,"Fazil","Kozhikode"),(7,"Arjun","Kozhikode"),(8,"Anil","Idukki"),(9,"Ragesh","Eranakulam"),(10,"Reno","Eranakulam");</text:p>
        </text:list-item>
      </text:list>
      <text:p text:style-name="P6">Query OK, 10 rows affected (0.01 sec)</text:p>
      <text:p text:style-name="P6">Records: 10 <text:s/>Duplicates: 0 <text:s/>Warnings: 0</text:p>
      <text:p text:style-name="P33"/>
      <text:list xml:id="list1760851738" text:style-name="WWNum6">
        <text:list-item>
          <text:p text:style-name="P8">mysql&gt; CREATE TABLE BRANCH(Branch_id INT PRIMARY KEY,B_name VARCHAR(25),City VARCHAR(20));</text:p>
        </text:list-item>
      </text:list>
      <text:p text:style-name="P6">Query OK, 0 rows affected (0.07 sec)</text:p>
      <text:p text:style-name="Preformatted_20_Text"/>
      <text:list xml:id="list89571477" text:style-name="WWNum7">
        <text:list-item>
          <text:p text:style-name="P9">mysql&gt; INSERT INTO BRANCH(Branch_id, B_name, City) VALUES(1,"Alappuza","Kochi"),(2,"Punjab National Bank","Punjab"),(4,"Bank of Baroda","Bangal"),(7,"Canara Bank","Kadalundi"),(6,"Union Bank of India","Odisha"),(5,"Bank of India","Karnadaka"),(14,"Aroor","Vaikom"),(12,"Cherthala","Pallipuram"),(8,"UCO Bank","Kollam"),(9,"Indian Bank","Kerala");</text:p>
        </text:list-item>
      </text:list>
      <text:p text:style-name="P6">Query OK, 10 rows affected (0.02 sec)</text:p>
      <text:p text:style-name="P6">Records: 10 <text:s/>Duplicates: 0 <text:s/>Warnings: 0</text:p>
      <text:p text:style-name="Preformatted_20_Text"/>
      <text:list xml:id="list4223710841" text:style-name="L3">
        <text:list-item>
          <text:p text:style-name="P39">mysql&gt; CREATE TABLE DEPOSIT(Acc_no VARCHAR(15), Cust_id INT, Amount INT, Branch_id INT, Open_date DATE, FOREIGN KEY (Cust_id) REFERENCES CUSTOMER (Cust_id), FOREIGN KEY (Branch_id) REFERENCES BRANCH (Branch_id));</text:p>
        </text:list-item>
      </text:list>
      <text:p text:style-name="P6">Query OK, 0 rows affected (0.10 sec)</text:p>
      <text:p text:style-name="Preformatted_20_Text"/>
      <text:list xml:id="list2198165831" text:style-name="WWNum9">
        <text:list-item>
          <text:p text:style-name="P10">mysql&gt; INSERT INTO DEPOSIT (Acc_no, Cust_id, Amount, Branch_id, Open_date)</text:p>
        </text:list-item>
      </text:list>
      <text:p text:style-name="P6"><text:s text:c="4"/>-&gt; VALUES</text:p>
      <text:p text:style-name="P6"><text:s text:c="4"/>-&gt; <text:s text:c="2"/>('0732108020299', 1, 40500, 1, '2018-01-21'),</text:p>
      <text:p text:style-name="P6"><text:s text:c="4"/>-&gt; <text:s text:c="2"/>('0732108020292', 5, 31000, 6, '2009-07-12'),</text:p>
      <text:p text:style-name="P6"><text:s text:c="4"/>-&gt; <text:s text:c="2"/>('0732108020293', 4, 50000, 5, '2010-03-23'),</text:p>
      <text:p text:style-name="P6"><text:s text:c="4"/>-&gt; <text:s text:c="2"/>('0732108020294', 2, 60000, 2, '2005-08-20'),</text:p>
      <text:p text:style-name="P6"><text:s text:c="4"/>-&gt; <text:s text:c="2"/>('0732108020295', 9, 8000, 12, '2000-05-25'),</text:p>
      <text:p text:style-name="P6"><text:s text:c="4"/>-&gt; <text:s text:c="2"/>('0732108020296', 7, 6300, 8, '2007-06-26'),</text:p>
      <text:p text:style-name="P6"><text:s text:c="4"/>-&gt; <text:s text:c="2"/>('0732108020297', 10, 900, 14,'2008-07-27'),</text:p>
      <text:p text:style-name="P6"><text:s text:c="4"/>-&gt; <text:s text:c="2"/>('0732108020298', 8, 56600, 9, '2009-08-28'),</text:p>
      <text:p text:style-name="P6"><text:s text:c="4"/>-&gt; <text:s text:c="2"/>('0732108020291', 3, 10000, 4, '2010-09-29'),</text:p>
      <text:p text:style-name="P6"><text:s text:c="4"/>-&gt; <text:s text:c="2"/>('0732108020210', 6, 400, 7, '2011-10-30');</text:p>
      <text:p text:style-name="P40">Query OK, 10 rows affected (0.02 sec)</text:p>
      <text:p text:style-name="P40">Records: 10 <text:s/>Duplicates: 0 <text:s/>Warnings: 0</text:p>
      <text:p text:style-name="Preformatted_20_Text"/>
      <text:list xml:id="list1251733757" text:style-name="WWNum10">
        <text:list-item>
          <text:p text:style-name="P11">mysql&gt; CREATE TABLE BORROW(Loan_no INT, Cust_id INT, Branch_id INT, Amount INT, FOREIGN KEY (Cust_id) REFERENCES CUSTOMER (Cust_id), FOREIGN KEY (Branch_id) REFERENCES BRANCH (Branch_id));</text:p>
        </text:list-item>
      </text:list>
      <text:p text:style-name="P6">Query OK, 0 rows affected (0.10 sec)</text:p>
      <text:p text:style-name="Preformatted_20_Text"/>
      <text:list xml:id="list2027066229" text:style-name="WWNum11">
        <text:list-item>
          <text:p text:style-name="P12">mysql&gt; INSERT INTO BORROW(Loan_no, Cust_id, Branch_id, Amount) VALUES(109,10,14,900),(205,1,1,40500),(34,5,6,31000),(22,6,7,400),(12,3,4,10000),(2,8,9,56600),(67,7,8,6300),(5,9,12,8000),(78,2,2,60000),(44,8,9,56600);</text:p>
        </text:list-item>
      </text:list>
      <text:p text:style-name="P6">Query OK, 10 rows affected (0.02 sec)</text:p>
      <text:p text:style-name="P6">Records: 10 <text:s/>Duplicates: 0 <text:s/>Warnings: 0</text:p>
      <text:p text:style-name="Preformatted_20_Text"/>
      <text:list xml:id="list2769187710" text:style-name="WWNum12">
        <text:list-item>
          <text:p text:style-name="P13"><text:soft-page-break/>mysql&gt; SELECT * FROM CUSTOMER;</text:p>
        </text:list-item>
      </text:list>
      <text:p text:style-name="P6">+---------+----------+------------+</text:p>
      <text:p text:style-name="P6">| Cust_id | C_name <text:s text:c="2"/>| City <text:s text:c="6"/>|</text:p>
      <text:p text:style-name="P6">+---------+----------+------------+</text:p>
      <text:p text:style-name="P6">| <text:s text:c="6"/>1 | Adarsh <text:s text:c="2"/>| Kozhikode <text:s/>|</text:p>
      <text:p text:style-name="P6">| <text:s text:c="6"/>2 | Abhishek | Truvandrum |</text:p>
      <text:p text:style-name="P6">| <text:s text:c="6"/>3 | Akshay <text:s text:c="2"/>| Palakkad <text:s text:c="2"/>|</text:p>
      <text:p text:style-name="P6">| <text:s text:c="6"/>4 | Sooraj <text:s text:c="2"/>| Truvandrum |</text:p>
      <text:p text:style-name="P6">| <text:s text:c="6"/>5 | Sanjay <text:s text:c="2"/>| Malappuram |</text:p>
      <text:p text:style-name="P6">| <text:s text:c="6"/>6 | Fazil <text:s text:c="3"/>| Kozhikode <text:s/>|</text:p>
      <text:p text:style-name="P6">| <text:s text:c="6"/>7 | Arjun <text:s text:c="3"/>| Kozhikode <text:s/>|</text:p>
      <text:p text:style-name="P6">| <text:s text:c="6"/>8 | Anil <text:s text:c="4"/>| Idukki <text:s text:c="4"/>|</text:p>
      <text:p text:style-name="P6">| <text:s text:c="6"/>9 | Ragesh <text:s text:c="2"/>| Eranakulam |</text:p>
      <text:p text:style-name="P6">| <text:s text:c="5"/>10 | Reno <text:s text:c="4"/>| Eranakulam |</text:p>
      <text:p text:style-name="P6">+---------+----------+------------+</text:p>
      <text:p text:style-name="P6">10 rows in set (0.00 sec)</text:p>
      <text:p text:style-name="Preformatted_20_Text"/>
      <text:list xml:id="list853320789" text:style-name="WWNum13">
        <text:list-item>
          <text:p text:style-name="P14">mysql&gt; SELECT * FROM BRANCH;</text:p>
        </text:list-item>
      </text:list>
      <text:p text:style-name="P6">+-----------+----------------------+------------+</text:p>
      <text:p text:style-name="P6">| Branch_id | B_name <text:s text:c="14"/>| City <text:s text:c="6"/>|</text:p>
      <text:p text:style-name="P6">+-----------+----------------------+------------+</text:p>
      <text:p text:style-name="P6">| <text:s text:c="8"/>1 | Alappuza <text:s text:c="12"/>| Kochi <text:s text:c="5"/>|</text:p>
      <text:p text:style-name="P6">| <text:s text:c="8"/>2 | Punjab National Bank | Punjab <text:s text:c="4"/>|</text:p>
      <text:p text:style-name="P6">| <text:s text:c="8"/>4 | Bank of Baroda <text:s text:c="6"/>| Bangal <text:s text:c="4"/>|</text:p>
      <text:p text:style-name="P6">| <text:s text:c="8"/>5 | Bank of India <text:s text:c="7"/>| Karnadaka <text:s/>|</text:p>
      <text:p text:style-name="P6">| <text:s text:c="8"/>6 | Union Bank of India <text:s/>| Odisha <text:s text:c="4"/>|</text:p>
      <text:p text:style-name="P6">| <text:s text:c="8"/>7 | Canara Bank <text:s text:c="9"/>| Kadalundi <text:s/>|</text:p>
      <text:p text:style-name="P6">| <text:s text:c="8"/>8 | UCO Bank <text:s text:c="12"/>| Kollam <text:s text:c="4"/>|</text:p>
      <text:p text:style-name="P6">| <text:s text:c="8"/>9 | Indian Bank <text:s text:c="9"/>| Kerala <text:s text:c="4"/>|</text:p>
      <text:p text:style-name="P6">| <text:s text:c="7"/>12 | Cherthala <text:s text:c="11"/>| Pallipuram |</text:p>
      <text:p text:style-name="P6">| <text:s text:c="7"/>14 | Aroor <text:s text:c="15"/>| Vaikom <text:s text:c="4"/>|</text:p>
      <text:p text:style-name="P6">+-----------+----------------------+------------+</text:p>
      <text:p text:style-name="P6">10 rows in set (0.00 sec)</text:p>
      <text:p text:style-name="Preformatted_20_Text"/>
      <text:list xml:id="list1325480661" text:style-name="WWNum14">
        <text:list-item>
          <text:p text:style-name="P15">mysql&gt; SELECT * FROM DEPOSIT;</text:p>
        </text:list-item>
      </text:list>
      <text:p text:style-name="P6">+---------------+---------+--------+-----------+------------+</text:p>
      <text:p text:style-name="P6">| Acc_no <text:s text:c="7"/>| Cust_id | Amount | Branch_id | Open_date <text:s/>|</text:p>
      <text:p text:style-name="P6">+---------------+---------+--------+-----------+------------+</text:p>
      <text:p text:style-name="P6">| 0732108020299 | <text:s text:c="6"/>1 | <text:s/>40500 | <text:s text:c="8"/>1 | 2018-01-21 |</text:p>
      <text:p text:style-name="P6">| 0732108020292 | <text:s text:c="6"/>5 | <text:s/>31000 | <text:s text:c="8"/>6 | 2009-07-12 |</text:p>
      <text:p text:style-name="P6">| 0732108020293 | <text:s text:c="6"/>4 | <text:s/>50000 | <text:s text:c="8"/>5 | 2010-03-23 |</text:p>
      <text:p text:style-name="P6">| 0732108020294 | <text:s text:c="6"/>2 | <text:s/>60000 | <text:s text:c="8"/>2 | 2005-08-20 |</text:p>
      <text:p text:style-name="P6">| 0732108020295 | <text:s text:c="6"/>9 | <text:s text:c="2"/>8000 | <text:s text:c="7"/>12 | 2000-05-25 |</text:p>
      <text:p text:style-name="P6">| 0732108020296 | <text:s text:c="6"/>7 | <text:s text:c="2"/>6300 | <text:s text:c="8"/>8 | 2007-06-26 |</text:p>
      <text:p text:style-name="P6">| 0732108020297 | <text:s text:c="5"/>10 | <text:s text:c="3"/>900 | <text:s text:c="7"/>14 | 2008-07-27 |</text:p>
      <text:p text:style-name="P6">| 0732108020298 | <text:s text:c="6"/>8 | <text:s/>56600 | <text:s text:c="8"/>9 | 2009-08-28 |</text:p>
      <text:p text:style-name="P6">| 0732108020291 | <text:s text:c="6"/>3 | <text:s/>10000 | <text:s text:c="8"/>4 | 2010-09-29 |</text:p>
      <text:p text:style-name="P6">| 0732108020210 | <text:s text:c="6"/>6 | <text:s text:c="3"/>400 | <text:s text:c="8"/>7 | 2011-10-30 |</text:p>
      <text:p text:style-name="P6">+---------------+---------+--------+-----------+------------+</text:p>
      <text:p text:style-name="P6">10 rows in set (0.00 sec)</text:p>
      <text:p text:style-name="Preformatted_20_Text"/>
      <text:list xml:id="list3340160840" text:style-name="WWNum15">
        <text:list-item>
          <text:p text:style-name="P16">mysql&gt; SELECT * FROM BORROW;</text:p>
        </text:list-item>
      </text:list>
      <text:p text:style-name="P6">+---------+---------+-----------+--------+</text:p>
      <text:p text:style-name="P6">| Loan_no | Cust_id | Branch_id | Amount |</text:p>
      <text:p text:style-name="P6">+---------+---------+-----------+--------+</text:p>
      <text:p text:style-name="P6">| <text:s text:c="4"/>109 | <text:s text:c="5"/>10 | <text:s text:c="7"/>14 | <text:s text:c="3"/>900 |</text:p>
      <text:p text:style-name="P6">| <text:s text:c="4"/>205 | <text:s text:c="6"/>1 | <text:s text:c="8"/>1 | <text:s/>40500 |</text:p>
      <text:p text:style-name="P6">| <text:s text:c="5"/>34 | <text:s text:c="6"/>5 | <text:s text:c="8"/>6 | <text:s/>31000 |</text:p>
      <text:p text:style-name="P6">| <text:s text:c="5"/>22 | <text:s text:c="6"/>6 | <text:s text:c="8"/>7 | <text:s text:c="3"/>400 |</text:p>
      <text:p text:style-name="P6">| <text:s text:c="5"/>12 | <text:s text:c="6"/>3 | <text:s text:c="8"/>4 | <text:s/>10000 |</text:p>
      <text:p text:style-name="P6">| <text:s text:c="6"/>2 | <text:s text:c="6"/>8 | <text:s text:c="8"/>9 | <text:s/>56600 |</text:p>
      <text:p text:style-name="P6">| <text:s text:c="5"/>67 | <text:s text:c="6"/>7 | <text:s text:c="8"/>8 | <text:s text:c="2"/>6300 |</text:p>
      <text:p text:style-name="P6">| <text:s text:c="6"/>5 | <text:s text:c="6"/>9 | <text:s text:c="7"/>12 | <text:s text:c="2"/>8000 |</text:p>
      <text:p text:style-name="P6">| <text:s text:c="5"/>78 | <text:s text:c="6"/>2 | <text:s text:c="8"/>2 | <text:s/>60000 |</text:p>
      <text:p text:style-name="P6">| <text:s text:c="5"/>44 | <text:s text:c="6"/>8 | <text:s text:c="8"/>9 | <text:s/>56600 |</text:p>
      <text:p text:style-name="P6">+---------+---------+-----------+--------+</text:p>
      <text:p text:style-name="P6">10 rows in set (0.00 sec)</text:p>
      <text:list xml:id="list175458126928047" text:continue-list="list3920775412" text:style-name="WWNum2">
        <text:list-item>
          <text:list>
            <text:list-item>
              <text:list>
                <text:list-item>
                  <text:list>
                    <text:list-item>
                      <text:h text:style-name="P4" text:outline-level="4"><text:soft-page-break/>List total loan</text:h>
                    </text:list-item>
                  </text:list>
                </text:list-item>
              </text:list>
            </text:list-item>
          </text:list>
        </text:list-item>
      </text:list>
      <text:p text:style-name="P6">mysql&gt; SELECT SUM(Amount) AS TotalLoan FROM BORROW;</text:p>
      <text:p text:style-name="P6">+-----------+</text:p>
      <text:p text:style-name="P6">| TotalLoan |</text:p>
      <text:p text:style-name="P6">+-----------+</text:p>
      <text:p text:style-name="P6">| <text:s text:c="3"/>270300 |</text:p>
      <text:p text:style-name="P6">+-----------+</text:p>
      <text:p text:style-name="P6">1 row in set (0.01 sec)</text:p>
      <text:list xml:id="list175456709900511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List total deposit</text:h>
                    </text:list-item>
                  </text:list>
                </text:list-item>
              </text:list>
            </text:list-item>
          </text:list>
        </text:list-item>
      </text:list>
      <text:list xml:id="list2476409156" text:style-name="WWNum16">
        <text:list-item>
          <text:p text:style-name="P17">mysql&gt; SELECT SUM(Amount) AS TotalDeposit FROM DEPOSIT;</text:p>
        </text:list-item>
      </text:list>
      <text:p text:style-name="P6">+--------------+</text:p>
      <text:p text:style-name="P6">| TotalDeposit |</text:p>
      <text:p text:style-name="P6">+--------------+</text:p>
      <text:p text:style-name="P6">| <text:s text:c="6"/>263700 |</text:p>
      <text:p text:style-name="P6">+--------------+</text:p>
      <text:p text:style-name="P6">1 row in set (0.00 sec)</text:p>
      <text:list xml:id="list175458317465225" text:continue-list="list175456709900511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List maximum deposit of customers living in Ernakulam</text:h>
                    </text:list-item>
                  </text:list>
                </text:list-item>
              </text:list>
            </text:list-item>
          </text:list>
        </text:list-item>
      </text:list>
      <text:list xml:id="list3147960611" text:style-name="WWNum17">
        <text:list-item>
          <text:p text:style-name="P18">mysql&gt; SELECT MAX(Amount) AS MaxDeposit FROM DEPOSIT WHERE Cust_id IN (SELECT Cust_id FROM CUSTOMER WHERE City = 'Eranakulam');</text:p>
        </text:list-item>
      </text:list>
      <text:p text:style-name="P6">+------------+</text:p>
      <text:p text:style-name="P6">| MaxDeposit |</text:p>
      <text:p text:style-name="P6">+------------+</text:p>
      <text:p text:style-name="P6">| <text:s text:c="6"/>8000 |</text:p>
      <text:p text:style-name="P6">+------------+</text:p>
      <text:p text:style-name="P6">1 row in set (0.01 sec)</text:p>
      <text:list xml:id="list175457508721409" text:continue-list="list175458317465225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Count total number of branch cities</text:h>
                    </text:list-item>
                  </text:list>
                </text:list-item>
              </text:list>
            </text:list-item>
          </text:list>
        </text:list-item>
      </text:list>
      <text:list xml:id="list3618723439" text:style-name="WWNum18">
        <text:list-item>
          <text:p text:style-name="P19">mysql&gt; SELECT COUNT(DISTINCT City) AS TotalBranchCities FROM BRANCH;</text:p>
        </text:list-item>
      </text:list>
      <text:p text:style-name="P6">+-------------------+</text:p>
      <text:p text:style-name="P6">| TotalBranchCities |</text:p>
      <text:p text:style-name="P6">+-------------------+</text:p>
      <text:p text:style-name="P6">| <text:s text:c="15"/>10 |</text:p>
      <text:p text:style-name="P6">+-------------------+</text:p>
      <text:p text:style-name="P6">1 row in set (0.00 sec)</text:p>
      <text:list xml:id="list175456448284546" text:continue-list="list175457508721409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List branch_id and branch wise deposit</text:h>
                    </text:list-item>
                  </text:list>
                </text:list-item>
              </text:list>
            </text:list-item>
          </text:list>
        </text:list-item>
      </text:list>
      <text:list xml:id="list196617340" text:style-name="WWNum19">
        <text:list-item>
          <text:p text:style-name="P20">mysql&gt; SELECT Branch_id, SUM(Amount) AS TotalDeposit FROM DEPOSIT GROUP BY Branch_id;</text:p>
        </text:list-item>
      </text:list>
      <text:p text:style-name="P6">+-----------+--------------+</text:p>
      <text:p text:style-name="P6">| Branch_id | TotalDeposit |</text:p>
      <text:p text:style-name="P6">+-----------+--------------+</text:p>
      <text:p text:style-name="P6">| <text:s text:c="8"/>1 | <text:s text:c="7"/>40500 |</text:p>
      <text:p text:style-name="P6">| <text:s text:c="8"/>2 | <text:s text:c="7"/>60000 |</text:p>
      <text:p text:style-name="P6">| <text:s text:c="8"/>4 | <text:s text:c="7"/>10000 |</text:p>
      <text:p text:style-name="P6">| <text:s text:c="8"/>5 | <text:s text:c="7"/>50000 |</text:p>
      <text:p text:style-name="P6">| <text:s text:c="8"/>6 | <text:s text:c="7"/>31000 |</text:p>
      <text:p text:style-name="P6">| <text:s text:c="8"/>7 | <text:s text:c="9"/>400 |</text:p>
      <text:p text:style-name="P6">| <text:s text:c="8"/>8 | <text:s text:c="8"/>6300 |</text:p>
      <text:p text:style-name="P6">| <text:s text:c="8"/>9 | <text:s text:c="7"/>56600 |</text:p>
      <text:p text:style-name="P6">| <text:s text:c="7"/>12 | <text:s text:c="8"/>8000 |</text:p>
      <text:p text:style-name="P6">| <text:s text:c="7"/>14 | <text:s text:c="9"/>900 |</text:p>
      <text:p text:style-name="P6">+-----------+--------------+</text:p>
      <text:p text:style-name="P6">10 rows in set (0.01 sec)</text:p>
      <text:list xml:id="list175457800832102" text:continue-list="list175456448284546" text:style-name="WWNum2">
        <text:list-item>
          <text:list>
            <text:list-item>
              <text:list>
                <text:list-item>
                  <text:list>
                    <text:list-item>
                      <text:h text:style-name="P3" text:outline-level="4">How many customers have opened deposit after ’01-01-2016’</text:h>
                    </text:list-item>
                  </text:list>
                </text:list-item>
              </text:list>
            </text:list-item>
          </text:list>
        </text:list-item>
      </text:list>
      <text:list xml:id="list3320147618" text:style-name="WWNum20">
        <text:list-item>
          <text:p text:style-name="P21">mysql&gt; SELECT COUNT(DISTINCT Cust_id) AS CustomersCount FROM DEPOSIT WHERE Open_date &gt; '2016-01-01';</text:p>
        </text:list-item>
      </text:list>
      <text:p text:style-name="P6">+----------------+</text:p>
      <text:p text:style-name="P6">| CustomersCount |</text:p>
      <text:p text:style-name="P6">+----------------+</text:p>
      <text:p text:style-name="P6">| <text:s text:c="13"/>1 |</text:p>
      <text:p text:style-name="P6">+----------------+</text:p>
      <text:p text:style-name="P6">1 row in set (0.00 sec)</text:p>
      <text:list xml:id="list175456443289806" text:continue-list="list175457800832102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<text:soft-page-break/>List the branches having sum of deposit more than 4000</text:h>
                    </text:list-item>
                  </text:list>
                </text:list-item>
              </text:list>
            </text:list-item>
          </text:list>
        </text:list-item>
      </text:list>
      <text:list xml:id="list2804098531" text:style-name="WWNum21">
        <text:list-item>
          <text:p text:style-name="P22">mysql&gt; SELECT Branch_id, SUM(Amount) AS TotalDeposit FROM DEPOSIT GROUP BY Branch_id HAVING SUM(Amount) &gt; 4000;</text:p>
        </text:list-item>
      </text:list>
      <text:p text:style-name="P6">+-----------+--------------+</text:p>
      <text:p text:style-name="P6">| Branch_id | TotalDeposit |</text:p>
      <text:p text:style-name="P6">+-----------+--------------+</text:p>
      <text:p text:style-name="P6">| <text:s text:c="8"/>1 | <text:s text:c="7"/>40500 |</text:p>
      <text:p text:style-name="P6">| <text:s text:c="8"/>2 | <text:s text:c="7"/>60000 |</text:p>
      <text:p text:style-name="P6">| <text:s text:c="8"/>4 | <text:s text:c="7"/>10000 |</text:p>
      <text:p text:style-name="P6">| <text:s text:c="8"/>5 | <text:s text:c="7"/>50000 |</text:p>
      <text:p text:style-name="P6">| <text:s text:c="8"/>6 | <text:s text:c="7"/>31000 |</text:p>
      <text:p text:style-name="P6">| <text:s text:c="8"/>8 | <text:s text:c="8"/>6300 |</text:p>
      <text:p text:style-name="P6">| <text:s text:c="8"/>9 | <text:s text:c="7"/>56600 |</text:p>
      <text:p text:style-name="P6">| <text:s text:c="7"/>12 | <text:s text:c="8"/>8000 |</text:p>
      <text:p text:style-name="P6">+-----------+--------------+</text:p>
      <text:p text:style-name="P6">8 rows in set (0.01 sec)</text:p>
      <text:p text:style-name="Preformatted_20_Text"/>
      <text:list xml:id="list175457098620238" text:continue-list="list175456443289806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List the names of customers having minimum deposit</text:h>
                    </text:list-item>
                  </text:list>
                </text:list-item>
              </text:list>
            </text:list-item>
          </text:list>
        </text:list-item>
      </text:list>
      <text:list xml:id="list3697868966" text:style-name="WWNum22">
        <text:list-item>
          <text:p text:style-name="P23">mysql&gt; SELECT C_name FROM CUSTOMER WHERE Cust_id IN (SELECT Cust_id FROM DEPOSIT GROUP BY Cust_id HAVING MIN(Amount) = (SELECT MIN(Amount) FROM DEPOSIT));</text:p>
        </text:list-item>
      </text:list>
      <text:p text:style-name="P6">+--------+</text:p>
      <text:p text:style-name="P6">| C_name |</text:p>
      <text:p text:style-name="P6">+--------+</text:p>
      <text:p text:style-name="P6">| Fazil <text:s/>|</text:p>
      <text:p text:style-name="P6">+--------+</text:p>
      <text:p text:style-name="P6">1 row in set (0.01 sec)</text:p>
      <text:p text:style-name="Preformatted_20_Text"/>
      <text:list xml:id="list175457953022276" text:continue-list="list175457098620238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Count the number of depositors living in ‘Kozhikode’</text:h>
                    </text:list-item>
                  </text:list>
                </text:list-item>
              </text:list>
            </text:list-item>
          </text:list>
        </text:list-item>
      </text:list>
      <text:list xml:id="list2594738775" text:style-name="WWNum23">
        <text:list-item>
          <text:p text:style-name="P24">mysql&gt; SELECT COUNT(DISTINCT Cust_id) AS DepositorsCount FROM DEPOSIT WHERE Cust_id IN (SELECT Cust_id FROM CUSTOMER WHERE City = 'Kozhikode');</text:p>
        </text:list-item>
      </text:list>
      <text:p text:style-name="P6">+-----------------+</text:p>
      <text:p text:style-name="P6">| DepositorsCount |</text:p>
      <text:p text:style-name="P6">+-----------------+</text:p>
      <text:p text:style-name="P6">| <text:s text:c="14"/>3 |</text:p>
      <text:p text:style-name="P6">+-----------------+</text:p>
      <text:p text:style-name="P6">1 row in set (0.00 sec)</text:p>
      <text:p text:style-name="P6"/>
      <text:list xml:id="list175457776891480" text:continue-list="list175457953022276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Find the maximum deposit of the Kerala branch</text:h>
                    </text:list-item>
                  </text:list>
                </text:list-item>
              </text:list>
            </text:list-item>
          </text:list>
        </text:list-item>
      </text:list>
      <text:list xml:id="list273955721" text:style-name="WWNum29">
        <text:list-item>
          <text:p text:style-name="P25">mysql&gt;SELECT MAX(Amount) AS MaxDeposit FROM DEPOSIT WHERE Branch_id IN (SELECT Branch_id FROM BRANCH WHERE City = 'Kerala');</text:p>
        </text:list-item>
      </text:list>
      <text:p text:style-name="P6">+------------+</text:p>
      <text:p text:style-name="P6">| MaxDeposit |</text:p>
      <text:p text:style-name="P6">+------------+</text:p>
      <text:p text:style-name="P6">| <text:s text:c="5"/>56600 |</text:p>
      <text:p text:style-name="P6">+------------+</text:p>
      <text:p text:style-name="P6">1 row in set (0.00 sec)</text:p>
      <text:p text:style-name="Preformatted_20_Text"/>
      <text:list xml:id="list175457990677230" text:continue-list="list175457776891480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Find out number of customers living in Ernakulam</text:h>
                    </text:list-item>
                  </text:list>
                </text:list-item>
              </text:list>
            </text:list-item>
          </text:list>
        </text:list-item>
      </text:list>
      <text:list xml:id="list4025599626" text:style-name="WWNum24">
        <text:list-item>
          <text:p text:style-name="P26">mysql&gt; SELECT COUNT(*) AS CustomerCount FROM CUSTOMER WHERE City = 'Eranakulam';</text:p>
        </text:list-item>
      </text:list>
      <text:p text:style-name="P6">+---------------+</text:p>
      <text:p text:style-name="P6">| CustomerCount |</text:p>
      <text:p text:style-name="P6">+---------------+</text:p>
      <text:p text:style-name="P6">| <text:s text:c="12"/>2 |</text:p>
      <text:p text:style-name="P6">+---------------+</text:p>
      <text:p text:style-name="P6">1 row in set (0.00 sec)</text:p>
      <text:p text:style-name="Preformatted_20_Text"/>
      <text:p text:style-name="Preformatted_20_Text"/>
      <text:p text:style-name="Preformatted_20_Text"/>
      <text:p text:style-name="Preformatted_20_Text"/>
      <text:list xml:id="list175457631783741" text:continue-list="list175457990677230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<text:soft-page-break/>Find out the customers who are not living in Ernakulam or Alappuzha</text:h>
                    </text:list-item>
                  </text:list>
                </text:list-item>
              </text:list>
            </text:list-item>
          </text:list>
        </text:list-item>
      </text:list>
      <text:list xml:id="list2710437473" text:style-name="WWNum25">
        <text:list-item>
          <text:p text:style-name="P27">mysql&gt; SELECT * FROM CUSTOMER WHERE City NOT IN ('Eranakulam', 'Alappuza');</text:p>
        </text:list-item>
      </text:list>
      <text:p text:style-name="P6">+---------+----------+------------+</text:p>
      <text:p text:style-name="P6">| Cust_id | C_name <text:s text:c="2"/>| City <text:s text:c="6"/>|</text:p>
      <text:p text:style-name="P6">+---------+----------+------------+</text:p>
      <text:p text:style-name="P6">| <text:s text:c="6"/>1 | Adarsh <text:s text:c="2"/>| Kozhikode <text:s/>|</text:p>
      <text:p text:style-name="P6">| <text:s text:c="6"/>2 | Abhishek | Truvandrum |</text:p>
      <text:p text:style-name="P6">| <text:s text:c="6"/>3 | Akshay <text:s text:c="2"/>| Palakkad <text:s text:c="2"/>|</text:p>
      <text:p text:style-name="P6">| <text:s text:c="6"/>4 | Sooraj <text:s text:c="2"/>| Truvandrum |</text:p>
      <text:p text:style-name="P6">| <text:s text:c="6"/>5 | Sanjay <text:s text:c="2"/>| Malappuram |</text:p>
      <text:p text:style-name="P6">| <text:s text:c="6"/>6 | Fazil <text:s text:c="3"/>| Kozhikode <text:s/>|</text:p>
      <text:p text:style-name="P6">| <text:s text:c="6"/>7 | Arjun <text:s text:c="3"/>| Kozhikode <text:s/>|</text:p>
      <text:p text:style-name="P6">| <text:s text:c="6"/>8 | Anil <text:s text:c="4"/>| Idukki <text:s text:c="4"/>|</text:p>
      <text:p text:style-name="P6">+---------+----------+------------+</text:p>
      <text:p text:style-name="P6">8 rows in set (0.00 sec)</text:p>
      <text:p text:style-name="Preformatted_20_Text"/>
      <text:list xml:id="list175458070357886" text:continue-list="list175457631783741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List out Cust_id and C_name in descending order of their C_name</text:h>
                    </text:list-item>
                  </text:list>
                </text:list-item>
              </text:list>
            </text:list-item>
          </text:list>
        </text:list-item>
      </text:list>
      <text:list xml:id="list3253378858" text:style-name="WWNum26">
        <text:list-item>
          <text:p text:style-name="P28">mysql&gt; SELECT Cust_id, C_name FROM CUSTOMER ORDER BY C_name DESC;</text:p>
        </text:list-item>
      </text:list>
      <text:p text:style-name="P6">+---------+----------+</text:p>
      <text:p text:style-name="P6">| Cust_id | C_name <text:s text:c="2"/>|</text:p>
      <text:p text:style-name="P6">+---------+----------+</text:p>
      <text:p text:style-name="P6">| <text:s text:c="6"/>4 | Sooraj <text:s text:c="2"/>|</text:p>
      <text:p text:style-name="P6">| <text:s text:c="6"/>5 | Sanjay <text:s text:c="2"/>|</text:p>
      <text:p text:style-name="P6">| <text:s text:c="5"/>10 | Reno <text:s text:c="4"/>|</text:p>
      <text:p text:style-name="P6">| <text:s text:c="6"/>9 | Ragesh <text:s text:c="2"/>|</text:p>
      <text:p text:style-name="P6">| <text:s text:c="6"/>6 | Fazil <text:s text:c="3"/>|</text:p>
      <text:p text:style-name="P6">| <text:s text:c="6"/>7 | Arjun <text:s text:c="3"/>|</text:p>
      <text:p text:style-name="P6">| <text:s text:c="6"/>8 | Anil <text:s text:c="4"/>|</text:p>
      <text:p text:style-name="P6">| <text:s text:c="6"/>3 | Akshay <text:s text:c="2"/>|</text:p>
      <text:p text:style-name="P6">| <text:s text:c="6"/>1 | Adarsh <text:s text:c="2"/>|</text:p>
      <text:p text:style-name="P6">| <text:s text:c="6"/>2 | Abhishek |</text:p>
      <text:p text:style-name="P6">+---------+----------+</text:p>
      <text:p text:style-name="P6">10 rows in set (0.00 sec)</text:p>
      <text:p text:style-name="Preformatted_20_Text"/>
      <text:list xml:id="list175457681566912" text:continue-list="list175458070357886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Display the number of depositors in branch wise</text:h>
                    </text:list-item>
                  </text:list>
                </text:list-item>
              </text:list>
            </text:list-item>
          </text:list>
        </text:list-item>
      </text:list>
      <text:list xml:id="list1850342249" text:style-name="WWNum27">
        <text:list-item>
          <text:p text:style-name="P29">mysql&gt; SELECT Branch_id, COUNT(DISTINCT Cust_id) AS DepositorsCount FROM DEPOSIT GROUP BY Branch_id;</text:p>
        </text:list-item>
      </text:list>
      <text:p text:style-name="P6">+-----------+-----------------+</text:p>
      <text:p text:style-name="P6">| Branch_id | DepositorsCount |</text:p>
      <text:p text:style-name="P6">+-----------+-----------------+</text:p>
      <text:p text:style-name="P6">| <text:s text:c="8"/>1 | <text:s text:c="14"/>1 |</text:p>
      <text:p text:style-name="P6">| <text:s text:c="8"/>2 | <text:s text:c="14"/>1 |</text:p>
      <text:p text:style-name="P6">| <text:s text:c="8"/>4 | <text:s text:c="14"/>1 |</text:p>
      <text:p text:style-name="P6">| <text:s text:c="8"/>5 | <text:s text:c="14"/>1 |</text:p>
      <text:p text:style-name="P6">| <text:s text:c="8"/>6 | <text:s text:c="14"/>1 |</text:p>
      <text:p text:style-name="P6">| <text:s text:c="8"/>7 | <text:s text:c="14"/>1 |</text:p>
      <text:p text:style-name="P6">| <text:s text:c="8"/>8 | <text:s text:c="14"/>1 |</text:p>
      <text:p text:style-name="P6">| <text:s text:c="8"/>9 | <text:s text:c="14"/>1 |</text:p>
      <text:p text:style-name="P6">| <text:s text:c="7"/>12 | <text:s text:c="14"/>1 |</text:p>
      <text:p text:style-name="P6">| <text:s text:c="7"/>14 | <text:s text:c="14"/>1 |</text:p>
      <text:p text:style-name="P6">+-----------+-----------------+</text:p>
      <text:p text:style-name="P6">10 rows in set (0.00 sec)</text:p>
      <text:p text:style-name="Preformatted_20_Text"/>
      <text:list xml:id="list175458016857285" text:continue-list="list175457681566912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Find out the branch which has not borrowers</text:h>
                    </text:list-item>
                  </text:list>
                </text:list-item>
              </text:list>
            </text:list-item>
          </text:list>
        </text:list-item>
      </text:list>
      <text:list xml:id="list2091230242" text:style-name="WWNum28">
        <text:list-item>
          <text:p text:style-name="P30">mysql&gt; SELECT * FROM BRANCH WHERE Branch_id NOT IN (SELECT DISTINCT Branch_id FROM BORROW);</text:p>
        </text:list-item>
      </text:list>
      <text:p text:style-name="P6">+-----------+---------------+-----------+</text:p>
      <text:p text:style-name="P6">| Branch_id | B_name <text:s text:c="7"/>| City <text:s text:c="5"/>|</text:p>
      <text:p text:style-name="P6">+-----------+---------------+-----------+</text:p>
      <text:p text:style-name="P6">| <text:s text:c="8"/>5 | Bank of India | Karnadaka |</text:p>
      <text:p text:style-name="P6">+-----------+---------------+-----------+</text:p>
      <text:p text:style-name="P6">1 row in set (0.01 sec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" svg:font-family="Times, serif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49cm" style:type="center"/>
          <style:tab-stop style:position="18.89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49cm" style:type="center"/>
          <style:tab-stop style:position="18.8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Wingdings1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Wingdings1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Wingdings1" style:font-family-complex="Wingdings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Wingdings1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Wingdings1" style:font-family-complex="Wingdings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Wingdings1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Wingdings1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Wingdings1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Wingdings1" style:font-family-complex="Wingdings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font-name-complex="Wingdings1" style:font-family-complex="Wingdings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Wingdings1" style:font-family-complex="Wingdings" style:font-family-generic-complex="system" style:font-pitch-complex="variable"/>
    </style:style>
    <style:style style:name="ListLabel_20_183" style:display-name="ListLabel 183" style:family="text">
      <style:text-properties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Wingdings1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Wingdings1" style:font-family-complex="Wingdings" style:font-family-generic-complex="system" style:font-pitch-complex="variable"/>
    </style:style>
    <style:style style:name="ListLabel_20_189" style:display-name="ListLabel 189" style:family="text">
      <style:text-properties style:font-name-complex="Wingdings1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-complex="Wingdings1" style:font-family-complex="Wingdings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style:font-name-complex="Wingdings1" style:font-family-complex="Wingdings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style:font-name-complex="Wingdings1" style:font-family-complex="Wingdings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-complex="Wingdings1" style:font-family-complex="Wingdings" style:font-family-generic-complex="system" style:font-pitch-complex="variable"/>
    </style:style>
    <style:style style:name="ListLabel_20_200" style:display-name="ListLabel 200" style:family="text">
      <style:text-properties style:font-name-complex="Wingdings1" style:font-family-complex="Wingdings" style:font-family-generic-complex="system" style:font-pitch-complex="variable"/>
    </style:style>
    <style:style style:name="ListLabel_20_201" style:display-name="ListLabel 201" style:family="text">
      <style:text-properties style:font-name-complex="Wingdings1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-complex="Wingdings1" style:font-family-complex="Wingdings" style:font-family-generic-complex="system" style:font-pitch-complex="variable"/>
    </style:style>
    <style:style style:name="ListLabel_20_203" style:display-name="ListLabel 203" style:family="text">
      <style:text-properties style:font-name-complex="Wingdings1" style:font-family-complex="Wingdings" style:font-family-generic-complex="system" style:font-pitch-complex="variable"/>
    </style:style>
    <style:style style:name="ListLabel_20_204" style:display-name="ListLabel 204" style:family="text">
      <style:text-properties style:font-name-complex="Wingdings1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Wingdings1" style:font-family-complex="Wingdings" style:font-family-generic-complex="system" style:font-pitch-complex="variable"/>
    </style:style>
    <style:style style:name="ListLabel_20_206" style:display-name="ListLabel 206" style:family="text">
      <style:text-properties style:font-name-complex="Wingdings1" style:font-family-complex="Wingdings" style:font-family-generic-complex="system" style:font-pitch-complex="variable"/>
    </style:style>
    <style:style style:name="ListLabel_20_207" style:display-name="ListLabel 207" style:family="text">
      <style:text-properties style:font-name-complex="Wingdings1" style:font-family-complex="Wingdings" style:font-family-generic-complex="system" style:font-pitch-complex="variable"/>
    </style:style>
    <style:style style:name="ListLabel_20_208" style:display-name="ListLabel 208" style:family="text">
      <style:text-properties style:font-name-complex="Wingdings1" style:font-family-complex="Wingdings" style:font-family-generic-complex="system" style:font-pitch-complex="variable"/>
    </style:style>
    <style:style style:name="ListLabel_20_209" style:display-name="ListLabel 209" style:family="text">
      <style:text-properties style:font-name-complex="Wingdings1" style:font-family-complex="Wingdings" style:font-family-generic-complex="system" style:font-pitch-complex="variable"/>
    </style:style>
    <style:style style:name="ListLabel_20_210" style:display-name="ListLabel 210" style:family="text">
      <style:text-properties style:font-name-complex="Wingdings1" style:font-family-complex="Wingdings" style:font-family-generic-complex="system" style:font-pitch-complex="variable"/>
    </style:style>
    <style:style style:name="ListLabel_20_211" style:display-name="ListLabel 211" style:family="text">
      <style:text-properties style:font-name-complex="Wingdings1" style:font-family-complex="Wingdings" style:font-family-generic-complex="system" style:font-pitch-complex="variable"/>
    </style:style>
    <style:style style:name="ListLabel_20_212" style:display-name="ListLabel 212" style:family="text">
      <style:text-properties style:font-name-complex="Wingdings1" style:font-family-complex="Wingdings" style:font-family-generic-complex="system" style:font-pitch-complex="variable"/>
    </style:style>
    <style:style style:name="ListLabel_20_213" style:display-name="ListLabel 213" style:family="text">
      <style:text-properties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-complex="Wingdings1" style:font-family-complex="Wingdings" style:font-family-generic-complex="system" style:font-pitch-complex="variable"/>
    </style:style>
    <style:style style:name="ListLabel_20_215" style:display-name="ListLabel 215" style:family="text">
      <style:text-properties style:font-name-complex="Wingdings1" style:font-family-complex="Wingdings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-complex="Wingdings1" style:font-family-complex="Wingdings" style:font-family-generic-complex="system" style:font-pitch-complex="variable"/>
    </style:style>
    <style:style style:name="ListLabel_20_218" style:display-name="ListLabel 218" style:family="text">
      <style:text-properties style:font-name-complex="Wingdings1" style:font-family-complex="Wingdings" style:font-family-generic-complex="system" style:font-pitch-complex="variable"/>
    </style:style>
    <style:style style:name="ListLabel_20_219" style:display-name="ListLabel 219" style:family="text">
      <style:text-properties style:font-name-complex="Wingdings1" style:font-family-complex="Wingdings" style:font-family-generic-complex="system" style:font-pitch-complex="variable"/>
    </style:style>
    <style:style style:name="ListLabel_20_220" style:display-name="ListLabel 220" style:family="text">
      <style:text-properties style:font-name-complex="Wingdings1" style:font-family-complex="Wingdings" style:font-family-generic-complex="system" style:font-pitch-complex="variable"/>
    </style:style>
    <style:style style:name="ListLabel_20_221" style:display-name="ListLabel 221" style:family="text">
      <style:text-properties style:font-name-complex="Wingdings1" style:font-family-complex="Wingdings" style:font-family-generic-complex="system" style:font-pitch-complex="variable"/>
    </style:style>
    <style:style style:name="ListLabel_20_222" style:display-name="ListLabel 222" style:family="text">
      <style:text-properties style:font-name-complex="Wingdings1" style:font-family-complex="Wingdings" style:font-family-generic-complex="system" style:font-pitch-complex="variable"/>
    </style:style>
    <style:style style:name="ListLabel_20_223" style:display-name="ListLabel 223" style:family="text">
      <style:text-properties style:font-name-complex="Wingdings1" style:font-family-complex="Wingdings" style:font-family-generic-complex="system" style:font-pitch-complex="variable"/>
    </style:style>
    <style:style style:name="ListLabel_20_224" style:display-name="ListLabel 224" style:family="text">
      <style:text-properties style:font-name-complex="Wingdings1" style:font-family-complex="Wingdings" style:font-family-generic-complex="system" style:font-pitch-complex="variable"/>
    </style:style>
    <style:style style:name="ListLabel_20_225" style:display-name="ListLabel 225" style:family="text">
      <style:text-properties style:font-name-complex="Wingdings1" style:font-family-complex="Wingdings" style:font-family-generic-complex="system" style:font-pitch-complex="variable"/>
    </style:style>
    <style:style style:name="ListLabel_20_226" style:display-name="ListLabel 226" style:family="text">
      <style:text-properties style:font-name-complex="Wingdings1" style:font-family-complex="Wingdings" style:font-family-generic-complex="system" style:font-pitch-complex="variable"/>
    </style:style>
    <style:style style:name="ListLabel_20_227" style:display-name="ListLabel 227" style:family="text">
      <style:text-properties style:font-name-complex="Wingdings1" style:font-family-complex="Wingdings" style:font-family-generic-complex="system" style:font-pitch-complex="variable"/>
    </style:style>
    <style:style style:name="ListLabel_20_228" style:display-name="ListLabel 228" style:family="text">
      <style:text-properties style:font-name-complex="Wingdings1" style:font-family-complex="Wingdings" style:font-family-generic-complex="system" style:font-pitch-complex="variable"/>
    </style:style>
    <style:style style:name="ListLabel_20_229" style:display-name="ListLabel 229" style:family="text">
      <style:text-properties style:font-name-complex="Wingdings1" style:font-family-complex="Wingdings" style:font-family-generic-complex="system" style:font-pitch-complex="variable"/>
    </style:style>
    <style:style style:name="ListLabel_20_230" style:display-name="ListLabel 230" style:family="text">
      <style:text-properties style:font-name-complex="Wingdings1" style:font-family-complex="Wingdings" style:font-family-generic-complex="system" style:font-pitch-complex="variable"/>
    </style:style>
    <style:style style:name="ListLabel_20_231" style:display-name="ListLabel 231" style:family="text">
      <style:text-properties style:font-name-complex="Wingdings1" style:font-family-complex="Wingdings" style:font-family-generic-complex="system" style:font-pitch-complex="variable"/>
    </style:style>
    <style:style style:name="ListLabel_20_232" style:display-name="ListLabel 232" style:family="text">
      <style:text-properties style:font-name-complex="Wingdings1" style:font-family-complex="Wingdings" style:font-family-generic-complex="system" style:font-pitch-complex="variable"/>
    </style:style>
    <style:style style:name="ListLabel_20_233" style:display-name="ListLabel 233" style:family="text">
      <style:text-properties style:font-name-complex="Wingdings1" style:font-family-complex="Wingdings" style:font-family-generic-complex="system" style:font-pitch-complex="variable"/>
    </style:style>
    <style:style style:name="ListLabel_20_234" style:display-name="ListLabel 234" style:family="text">
      <style:text-properties style:font-name-complex="Wingdings1" style:font-family-complex="Wingdings" style:font-family-generic-complex="system" style:font-pitch-complex="variable"/>
    </style:style>
    <style:style style:name="ListLabel_20_235" style:display-name="ListLabel 235" style:family="text">
      <style:text-properties style:font-name-complex="Wingdings1" style:font-family-complex="Wingdings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1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1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-complex="OpenSymbol2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Wingdings1" style:font-family-complex="Wingdings" style:font-family-generic-complex="system" style:font-pitch-complex="variable"/>
    </style:style>
    <style:style style:name="ListLabel_20_245" style:display-name="ListLabel 245" style:family="text">
      <style:text-properties style:font-name-complex="Wingdings1" style:font-family-complex="Wingdings" style:font-family-generic-complex="system" style:font-pitch-complex="variable"/>
    </style:style>
    <style:style style:name="ListLabel_20_246" style:display-name="ListLabel 246" style:family="text">
      <style:text-properties style:font-name-complex="Wingdings1" style:font-family-complex="Wingdings" style:font-family-generic-complex="system" style:font-pitch-complex="variable"/>
    </style:style>
    <style:style style:name="ListLabel_20_247" style:display-name="ListLabel 247" style:family="text">
      <style:text-properties style:font-name-complex="Wingdings1" style:font-family-complex="Wingdings" style:font-family-generic-complex="system" style:font-pitch-complex="variable"/>
    </style:style>
    <style:style style:name="ListLabel_20_248" style:display-name="ListLabel 248" style:family="text">
      <style:text-properties style:font-name-complex="Wingdings1" style:font-family-complex="Wingdings" style:font-family-generic-complex="system" style:font-pitch-complex="variable"/>
    </style:style>
    <style:style style:name="ListLabel_20_249" style:display-name="ListLabel 249" style:family="text">
      <style:text-properties style:font-name-complex="Wingdings1" style:font-family-complex="Wingdings" style:font-family-generic-complex="system" style:font-pitch-complex="variable"/>
    </style:style>
    <style:style style:name="ListLabel_20_250" style:display-name="ListLabel 250" style:family="text">
      <style:text-properties style:font-name-complex="Wingdings1" style:font-family-complex="Wingdings" style:font-family-generic-complex="system" style:font-pitch-complex="variable"/>
    </style:style>
    <style:style style:name="ListLabel_20_251" style:display-name="ListLabel 251" style:family="text">
      <style:text-properties style:font-name-complex="Wingdings1" style:font-family-complex="Wingdings" style:font-family-generic-complex="system" style:font-pitch-complex="variable"/>
    </style:style>
    <style:style style:name="ListLabel_20_252" style:display-name="ListLabel 252" style:family="text">
      <style:text-properties style:font-name-complex="Wingdings1" style:font-family-complex="Wingdings" style:font-family-generic-complex="system" style:font-pitch-complex="variable"/>
    </style:style>
    <style:style style:name="ListLabel_20_253" style:display-name="ListLabel 253" style:family="text">
      <style:text-properties style:font-name-complex="Wingdings1" style:font-family-complex="Wingdings" style:font-family-generic-complex="system" style:font-pitch-complex="variable"/>
    </style:style>
    <style:style style:name="ListLabel_20_254" style:display-name="ListLabel 254" style:family="text">
      <style:text-properties style:font-name-complex="Wingdings1" style:font-family-complex="Wingdings" style:font-family-generic-complex="system" style:font-pitch-complex="variable"/>
    </style:style>
    <style:style style:name="ListLabel_20_255" style:display-name="ListLabel 255" style:family="text">
      <style:text-properties style:font-name-complex="Wingdings1" style:font-family-complex="Wingdings" style:font-family-generic-complex="system" style:font-pitch-complex="variable"/>
    </style:style>
    <style:style style:name="ListLabel_20_256" style:display-name="ListLabel 256" style:family="text">
      <style:text-properties style:font-name-complex="Wingdings1" style:font-family-complex="Wingdings" style:font-family-generic-complex="system" style:font-pitch-complex="variable"/>
    </style:style>
    <style:style style:name="ListLabel_20_257" style:display-name="ListLabel 257" style:family="text">
      <style:text-properties style:font-name-complex="Wingdings1" style:font-family-complex="Wingdings" style:font-family-generic-complex="system" style:font-pitch-complex="variable"/>
    </style:style>
    <style:style style:name="ListLabel_20_258" style:display-name="ListLabel 258" style:family="text">
      <style:text-properties style:font-name-complex="Wingdings1" style:font-family-complex="Wingdings" style:font-family-generic-complex="system" style:font-pitch-complex="variable"/>
    </style:style>
    <style:style style:name="ListLabel_20_259" style:display-name="ListLabel 259" style:family="text">
      <style:text-properties style:font-name-complex="Wingdings1" style:font-family-complex="Wingdings" style:font-family-generic-complex="system" style:font-pitch-complex="variable"/>
    </style:style>
    <style:style style:name="ListLabel_20_260" style:display-name="ListLabel 260" style:family="text">
      <style:text-properties style:font-name-complex="Wingdings1" style:font-family-complex="Wingdings" style:font-family-generic-complex="system" style:font-pitch-complex="variable"/>
    </style:style>
    <style:style style:name="ListLabel_20_261" style:display-name="ListLabel 261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4%.%5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4%.%5%.%6%.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4%.%5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4%.%5%.%6%.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3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13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3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13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3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3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3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4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4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4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4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4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4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4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4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4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5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5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5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5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15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5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15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6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16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6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6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6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6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6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6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7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7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7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7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7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7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7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7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7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8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8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8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8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8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8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8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8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8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9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9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9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9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9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9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9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9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0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0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0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0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0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0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0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0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0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1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2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2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2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2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2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3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3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3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3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3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3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3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4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4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4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4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4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4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4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4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5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5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5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5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5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5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5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5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6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6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44cm" fo:margin-bottom="1.044cm" fo:margin-left="1.044cm" fo:margin-right="1.044cm" fo:border="0.26pt solid #000000" fo:padding="0.035cm" style:writing-mode="lr-tb" style:layout-grid-color="#c0c0c0" style:layout-grid-lines="15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56cm" fo:margin-bottom="1.956cm" fo:margin-left="1.956cm" fo:margin-right="1.956cm" fo:border="0.26pt solid #000000" fo:padding="0.03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21:59:53</meta:creation-date>
    <dc:language>en-IN</dc:language>
    <dc:date>2023-06-17T17:54:55.743844698</dc:date>
    <meta:editing-cycles>8</meta:editing-cycles>
    <meta:editing-duration>PT29M37S</meta:editing-duration>
    <meta:generator>LibreOffice/7.3.7.2$Linux_X86_64 LibreOffice_project/30$Build-2</meta:generator>
    <meta:document-statistic meta:table-count="0" meta:image-count="0" meta:object-count="0" meta:page-count="5" meta:paragraph-count="262" meta:word-count="1665" meta:character-count="10868" meta:non-whitespace-character-count="8121"/>
    <meta:user-defined meta:name="AppVersion">15.0000</meta:user-defined>
  </office:meta>
</office:document-meta>
</file>